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ourier 10 Pitch'" style:font-pitch="fixed" fo:font-size="13pt" style:font-size-asian="13pt" style:font-size-complex="13pt"/>
    </style:style>
    <style:style style:name="T1" style:family="text">
      <style:text-properties fo:color="#000000" fo:font-family="'Courier 10 Pitch'" style:font-pitch="fixed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5cm" svg:height="1.201cm" svg:x="0.238cm" svg:y="8.338cm">
          <text:p text:style-name="P1"><text:span text:style-name="T1"><text:a xlink:href="https://svnweb.cern.ch/trac/atlasphys/browser/Physics/Higgs/HSG5/software/VHAnalysis/LHCRun2/CxAODFramework/TupleMaker/trunk" xlink:type="simple">TupleMaker</text:a>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1.201cm" svg:x="0.238cm" svg:y="0.238cm">
          <text:p text:style-name="P1"><text:span text:style-name="T1"><text:a xlink:href="https://svnweb.cern.ch/trac/atlasphys/browser/Physics/Higgs/HSG5/software/VHAnalysis/LHCRun2/CxAODFramework/CxAODMaker/trunk" xlink:type="simple">CxAODMaker</text:a>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1.201cm" svg:x="0.238cm" svg:y="1.838cm">
          <text:p text:style-name="P1"><text:span text:style-name="T1"><text:a xlink:href="https://svnweb.cern.ch/trac/atlasphys/browser/Physics/Higgs/HSG5/software/VHAnalysis/LHCRun2/CxAODFramework/CxAODTools/trunk" xlink:type="simple">CxAODTools</text:a>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1.201cm" svg:x="0.238cm" svg:y="6.639cm">
          <text:p text:style-name="P1"><text:span text:style-name="T1"><text:a xlink:href="https://svnweb.cern.ch/trac/atlasphys/browser/Physics/Higgs/HSG5/software/VHAnalysis/LHCRun2/CxAODFramework/CxAODReader/trunk" xlink:type="simple">CxAODReader</text:a>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1.201cm" svg:x="0.238cm" svg:y="3.439cm">
          <text:p text:style-name="P1"><text:span text:style-name="T1"><text:a xlink:href="https://svnweb.cern.ch/trac/atlasphys/browser/Physics/Higgs/HSG5/software/VHAnalysis/LHCRun2/CxAODFramework/FrameworkExe/trunk" xlink:type="simple">FrameworkExe</text:a>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99cm" svg:height="1.201cm" svg:x="0.238cm" svg:y="5.038cm">
          <text:p text:style-name="P1"><text:span text:style-name="T1"><text:a xlink:href="https://svnweb.cern.ch/trac/atlasphys/browser/Physics/Higgs/HSG5/software/VHAnalysis/LHCRun2/CxAODFramework/FrameworkSub/trunk" xlink:type="simple">FrameworkSub</text:a>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1.201cm" svg:x="0.238cm" svg:y="9.938cm">
          <text:p text:style-name="P1"><text:span text:style-name="T1"><text:a xlink:href="https://svnweb.cern.ch/trac/atlasphys/browser/Physics/Higgs/HSG5/software/VHAnalysis/LHCRun2/CxAODFramework/TupleReader/trunk" xlink:type="simple">TupleReader</text:a>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3.937cm" fo:page-height="11.3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Buescher</meta:initial-creator>
    <meta:creation-date>2015-02-14T15:49:40</meta:creation-date>
    <dc:date>2015-02-14T15:50:49</dc:date>
    <dc:creator>Daniel Buescher</dc:creator>
    <meta:editing-duration>P0D</meta:editing-duration>
    <meta:editing-cycles>1</meta:editing-cycles>
    <meta:document-statistic meta:object-count="7"/>
    <meta:generator>LibreOffice/4.0.4.2$Linux_X86_64 LibreOffice_project/400m0$Build-2</meta:generator>
  </office:meta>
</office:document-meta>
</file>